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0a707" officeooo:paragraph-rsid="0008c8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arial" fo:font-weight="normal" officeooo:rsid="0010a707" officeooo:paragraph-rsid="0010a70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weight="normal" officeooo:rsid="000e6a3b" style:font-weight-asian="normal" style:font-weight-complex="normal"/>
    </style:style>
    <style:style style:name="T10" style:family="text">
      <style:text-properties fo:font-weight="normal" officeooo:rsid="000f547b" style:font-weight-asian="normal" style:font-weight-complex="normal"/>
    </style:style>
    <style:style style:name="T11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weight="normal" officeooo:rsid="0009de08" style:font-weight-asian="normal" style:font-weight-complex="normal"/>
    </style:style>
    <style:style style:name="T14" style:family="text">
      <style:text-properties officeooo:rsid="000e6a3b"/>
    </style:style>
    <style:style style:name="T15" style:family="text">
      <style:text-properties officeooo:rsid="0009de08"/>
    </style:style>
    <style:style style:name="T16" style:family="text">
      <style:text-properties officeooo:rsid="001157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9"/>
      <text:p text:style-name="P9">DATA: 01/09/23</text:p>
      <text:list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INTRODUÇÃO</text:p>
      <text:p text:style-name="P9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9"/>
      <text:p text:style-name="P5">ESCOPO</text:p>
      <text:p text:style-name="P9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. Serão testados:</text:span></text:p>
      <text:p text:style-name="P9"/>
      <text:list text:style-name="L2">
        <text:list-item>
          <text:p text:style-name="P16">Requisitos de Funcionalidade;</text:p>
        </text:list-item>
        <text:list-item>
          <text:p text:style-name="P16">Requisitos de Desempenho;</text:p>
        </text:list-item>
        <text:list-item>
          <text:p text:style-name="P16">Responsividade do layout da página web.</text:p>
        </text:list-item>
      </text:list>
      <text:p text:style-name="P13"/>
      <text:p text:style-name="P3"/>
      <text:p text:style-name="P5">FEATURES A SEREM TESTADAS</text:p>
      <text:p text:style-name="P5"/>
      <text:list text:style-name="L3">
        <text:list-item>
          <text:p text:style-name="P17">RF1 – Header da Página de exposição de produtos e serviços</text:p>
        </text:list-item>
        <text:list-item>
          <text:p text:style-name="P17">RF2 – Footer de todas as páginas</text:p>
        </text:list-item>
        <text:list-item>
          <text:p text:style-name="P17">RF3 – Formulários presentes em todas as páginas</text:p>
        </text:list-item>
        <text:list-item>
          <text:p text:style-name="P17">RF4 – Anexo de documento</text:p>
        </text:list-item>
        <text:list-item>
          <text:p text:style-name="P17">RD1 – Requisito de desempenho armazenamento local no navegador</text:p>
        </text:list-item>
        <text:list-item>
          <text:p text:style-name="P19">RD2 <text:span text:style-name="T15">– </text:span>Requisito de desempenho do código Javascript</text:p>
        </text:list-item>
        <text:list-item>
          <text:p text:style-name="P17"><text:span text:style-name="T16">RL</text:span>1 – Layout da página raiz</text:p>
        </text:list-item>
        <text:list-item>
          <text:p text:style-name="P17"><text:span text:style-name="T16">RL</text:span>2 – Layout da página “Sobre”</text:p>
        </text:list-item>
        <text:list-item>
          <text:p text:style-name="P17"><text:span text:style-name="T16">R</text:span>L<text:span text:style-name="T16">3</text:span> – Layout da página “Carreiras”</text:p>
        </text:list-item>
      </text:list>
      <text:p text:style-name="P3"/>
      <text:p text:style-name="P6">ABORDAGEM</text:p>
      <text:p text:style-name="P9"/>
      <text:p text:style-name="P4"><text:span text:style-name="T2">Testes funcionais.</text:span><text:span text:style-name="T7"> Para os testes funcionais será utilizada uma ferramenta de automatização de testes.</text:span></text:p>
      <text:p text:style-name="P10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 </text:span><text:span text:style-name="T10">Esta categoria será feita de forma manual</text:span></text:p>
      <text:p text:style-name="P10"/>
      <text:p text:style-name="P10"/>
      <text:p text:style-name="P4"><text:span text:style-name="T2">AMBIENTE</text:span><text:span text:style-name="T4"><text:line-break/></text:span></text:p>
      <text:p text:style-name="P14"><text:span text:style-name="T1">Hardware. </text:span><text:span text:style-name="T4">O teste será feito em uma máquina com processador i7 5ª geração, 16 GB de memória RAM e um SSD de 500 GB de armazenamento.</text:span></text:p>
      <text:p text:style-name="P10"/>
      <text:p text:style-name="P7">Software.</text:p>
      <text:p text:style-name="P11"/>
      <text:p text:style-name="P2"><text:soft-page-break/><text:span text:style-name="T3">Sistema operacional.</text:span><text:span text:style-name="T7"> O sistema operacional que será utilizado será o </text:span><text:span text:style-name="T9">Linux </text:span><text:span text:style-name="T7">Ubuntu 23.04.</text:span></text:p>
      <text:p text:style-name="P11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3">v</text:span><text:span text:style-name="T12">ersão 116.0.5845.96</text:span><text:span text:style-name="T11"> </text:span><text:span text:style-name="T7">e a ferramenta <text:s/>de testes será a Selenium IDE versão extensão </text:span><text:span text:style-name="T8">do navegador que será usado.</text:span></text:p>
      <text:p text:style-name="P10"/>
      <text:p text:style-name="P8">PESSOAS ENVOLVIDAS</text:p>
      <text:p text:style-name="P12"/>
      <text:p text:style-name="P12">Juan Cassius Carneiro Pereira – Criação do plano de testes, dos casos de teste e execução dos testes.</text:p>
      <text:p text:style-name="P12"/>
      <text:p text:style-name="P8">RISCOS E CONTINGÊNCIAS</text:p>
      <text:p text:style-name="P12"/>
      <text:p text:style-name="P12">O principal risco que o plano apresenta é o desconhecimento inicial da ferramenta por parte do testador, o que pode atrasar o andamento do projeto. <text:span text:style-name="T14">Outro risco enfrentado é o desconhecimento do processo de QA dentro de uma empresa, para mitigar este risco utilizarei como base para os relatórios a padronização de testes de software internacional, a IEEE–829 de 1998. </text:span></text:p>
      <text:p text:style-name="P12"/>
      <text:p text:style-name="P8">CRITÉRIO DE APROVAÇÃO</text:p>
      <text:p text:style-name="P8"/>
      <text:p text:style-name="P12">Será considerado como finalizado ao preencher o relatório de resultado no relatório de resultados de testes e bugs.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3T00:52:39.459418230</dc:date>
    <meta:editing-duration>PT15H15M27S</meta:editing-duration>
    <meta:editing-cycles>11</meta:editing-cycles>
    <meta:generator>LibreOffice/7.5.5.2$Linux_X86_64 LibreOffice_project/50$Build-2</meta:generator>
    <meta:document-statistic meta:table-count="0" meta:image-count="0" meta:object-count="0" meta:page-count="2" meta:paragraph-count="34" meta:word-count="380" meta:character-count="2375" meta:non-whitespace-character-count="2029"/>
  </office:meta>
</office:document-meta>
</file>